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officeooo:paragraph-rsid="0014bdcb"/>
    </style:style>
    <style:style style:name="P2" style:family="paragraph" style:parent-style-name="Standard">
      <style:paragraph-properties fo:text-align="justify" style:justify-single-word="false"/>
      <style:text-properties officeooo:paragraph-rsid="0015f5d7"/>
    </style:style>
    <style:style style:name="P3" style:family="paragraph" style:parent-style-name="Standard">
      <style:paragraph-properties fo:text-align="justify" style:justify-single-word="false"/>
      <style:text-properties officeooo:paragraph-rsid="0019061e"/>
    </style:style>
    <style:style style:name="T1" style:family="text">
      <style:text-properties fo:color="#0000ff" officeooo:rsid="0014bdcb"/>
    </style:style>
    <style:style style:name="T2" style:family="text">
      <style:text-properties fo:color="#0000ff" fo:font-style="normal" style:font-style-asian="normal" style:font-style-complex="normal"/>
    </style:style>
    <style:style style:name="T3" style:family="text">
      <style:text-properties fo:color="#0000ff" officeooo:rsid="001aed0c"/>
    </style:style>
    <style:style style:name="T4" style:family="text">
      <style:text-properties fo:font-style="normal" style:font-style-asian="normal" style:font-style-complex="normal"/>
    </style:style>
    <style:style style:name="T5" style:family="text">
      <style:text-properties officeooo:rsid="0014bdcb"/>
    </style:style>
    <style:style style:name="T6" style:family="text">
      <style:text-properties officeooo:rsid="0014e17a"/>
    </style:style>
    <style:style style:name="T7" style:family="text">
      <style:text-properties officeooo:rsid="0015f5d7"/>
    </style:style>
    <style:style style:name="T8" style:family="text">
      <style:text-properties officeooo:rsid="00164ff3"/>
    </style:style>
    <style:style style:name="T9" style:family="text">
      <style:text-properties officeooo:rsid="0017e727"/>
    </style:style>
    <style:style style:name="T10" style:family="text">
      <style:text-properties officeooo:rsid="0018b7ef"/>
    </style:style>
    <style:style style:name="T11" style:family="text">
      <style:text-properties officeooo:rsid="0019061e"/>
    </style:style>
    <style:style style:name="T12" style:family="text">
      <style:text-properties officeooo:rsid="001aed0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Необходимость постановки <text:span text:style-name="T2">эксперимента</text:span><text:span text:style-name="T4"> </text:span>над системой возникает постоянно и в самых различных в сферах деятельности, будь то физические процессы, экономические системы и т.д.<text:span text:style-name="T5"> Однако провести </text:span><text:span text:style-name="T1">опыт</text:span><text:span text:style-name="T5"> над реальной системой не всегда предоставляется возможным и в таких случаях </text:span><text:span text:style-name="T1">помогает </text:span><text:span text:style-name="T5">моделирование: строится модель системы и опыт </text:span><text:span text:style-name="T1">ставится</text:span><text:span text:style-name="T5"> уже над моделью </text:span><text:span text:style-name="T1">данной</text:span><text:span text:style-name="T5"> системы. </text:span><text:span text:style-name="T6">Но моделирование невозможно без инструмента визуализации, </text:span><text:span text:style-name="T7">позволяющего </text:span><text:span text:style-name="T8">работать с результатами </text:span><text:span text:style-name="T9">смоделированного </text:span><text:span text:style-name="T8">эксперимента.</text:span></text:p>
      <text:p text:style-name="P2"><text:span text:style-name="T7">Цель данной работы заключается в разработке системы визуализации, удовлетворяющей требованиям открытости,</text:span><text:span text:style-name="T9"> интерактивности, гибкости, модульности и адекватности предметной области, для работы с клеточно-автоматными моделями. </text:span><text:span text:style-name="T10">Существует 100500 различных систем визуализации, однако ни одна из них в полной мере не удовлетворяем всем предъявляемым к ней требованиям. </text:span><text:span text:style-name="T3">Планируется </text:span><text:span text:style-name="T12">создание </text:span><text:span text:style-name="T3">открытой </text:span><text:span text:style-name="T12">системы и проведение нескольких экспериментов.</text:span></text:p>
      <text:p text:style-name="P3"><text:span text:style-name="T11">Заключение/Выводы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DejaVu Sans1" svg:font-family="'DejaVu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 Sharp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size="14pt" style:font-name-asian="WenQuanYi Zen Hei Sharp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size-asian="12pt" style:font-name-complex="DejaVu Sans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ejaVu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ejaVu Sans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7T19:11:41</meta:creation-date>
    <meta:generator>LibreOffice/3.6$Linux_X86_64 LibreOffice_project/360m1$Build-2</meta:generator>
    <dc:date>2013-02-18T01:38:34</dc:date>
    <meta:editing-duration>PT6H20M55S</meta:editing-duration>
    <meta:editing-cycles>7</meta:editing-cycles>
    <meta:document-statistic meta:table-count="0" meta:image-count="0" meta:object-count="0" meta:page-count="1" meta:paragraph-count="3" meta:word-count="113" meta:character-count="948" meta:non-whitespace-character-count="838"/>
  </office:meta>
</office:document-meta>
</file>